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aveNumber</text:p>
          </table:table-cell>
          <table:table-cell table:style-name="ce1" office:value-type="string" calcext:value-type="string">
            <text:p>StartWeek</text:p>
          </table:table-cell>
          <table:table-cell table:style-name="ce1" office:value-type="string" calcext:value-type="string">
            <text:p>EndWeek</text:p>
          </table:table-cell>
          <table:table-cell table:style-name="ce1" office:value-type="string" calcext:value-type="string">
            <text:p>PeekWeek</text:p>
          </table:table-cell>
          <table:table-cell table:style-name="ce1" office:value-type="string" calcext:value-type="string">
            <text:p>Off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FLOOR((TODAY()-DATEVALUE(&quot;2019-12-29&quot;))/7) + 1" office:value-type="float" office:value="111" calcext:value-type="float">
            <text:p>1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21:52:33.48306474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2-19T12:13:55.188347745</meta:creation-date>
    <dc:date>2022-02-01T17:56:41.579670982</dc:date>
    <dc:creator>Thomas Arend</dc:creator>
    <meta:editing-duration>P1DT4H29M42S</meta:editing-duration>
    <meta:editing-cycles>43</meta:editing-cycles>
    <meta:generator>LibreOffice/7.3.0.3$Linux_X86_64 LibreOffice_project/30$Build-3</meta:generator>
    <meta:document-statistic meta:table-count="1" meta:cell-count="360" meta:object-count="0"/>
  </office:meta>
</office:document-meta>
</file>